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494936"/>
    </style:style>
    <style:style style:name="gr6" style:family="graphic" style:parent-style-name="standard">
      <style:graphic-properties draw:stroke="none" svg:stroke-width="0.001cm" draw:fill-color="#ededed"/>
    </style:style>
    <style:style style:name="gr7" style:family="graphic" style:parent-style-name="standard">
      <style:graphic-properties svg:stroke-width="0.02cm" svg:stroke-color="#494936" draw:fill="none" draw:fill-color="#ffffff" fo:padding-top="-0.04cm" fo:padding-bottom="-0.04cm" fo:padding-left="-0.04cm" fo:padding-right="-0.04cm"/>
    </style:style>
    <style:style style:name="gr8" style:family="graphic" style:parent-style-name="standard">
      <style:graphic-properties draw:stroke="none" svg:stroke-width="0.089cm" draw:fill-color="#dbdbce"/>
    </style:style>
  </office:automatic-styles>
  <office:body>
    <office:drawing>
      <draw:page draw:name="page1" draw:style-name="dp1" draw:master-page-name="Default">
        <draw:g>
          <draw:glue-point draw:id="4" svg:x="0.92cm" svg:y="-5cm"/>
          <draw:glue-point draw:id="5" svg:x="2.07cm" svg:y="-5cm"/>
          <draw:glue-point draw:id="6" svg:x="-5cm" svg:y="5cm"/>
          <draw:glue-point draw:id="7" svg:x="2.301cm" svg:y="5cm"/>
          <draw:glue-point draw:id="8" svg:x="-1.351cm" svg:y="5cm"/>
          <draw:glue-point draw:id="9" svg:x="-5cm" svg:y="2.928cm"/>
          <draw:glue-point draw:id="10" svg:x="-5cm" svg:y="3.963cm"/>
          <draw:glue-point draw:id="11" svg:x="5cm" svg:y="-3.831cm"/>
          <draw:glue-point draw:id="12" svg:x="5cm" svg:y="0.765cm"/>
          <draw:glue-point draw:id="13" svg:x="5cm" svg:y="-1.532cm"/>
          <draw:glue-point draw:id="14" svg:x="0.394cm" svg:y="0.729cm"/>
          <draw:polygon draw:style-name="gr1" draw:layer="layout" svg:width="2.292cm" svg:height="0.414cm" svg:x="0cm" svg:y="1.586cm" svg:viewBox="0 0 2293 415" draw:points="0,0 0,415 2293,415 2293,0">
            <text:p/>
          </draw:polygon>
          <draw:polygon draw:style-name="gr2" draw:layer="layout" svg:width="2.292cm" svg:height="0.414cm" svg:x="0cm" svg:y="1.586cm" svg:viewBox="0 0 2293 415" draw:points="0,0 0,415 2293,415 2293,0">
            <text:p/>
          </draw:polygon>
          <draw:polygon draw:style-name="gr3" draw:layer="layout" svg:width="3.139cm" svg:height="1.352cm" svg:x="0cm" svg:y="0.234cm" svg:viewBox="0 0 3140 1353" draw:points="0,1353 848,0 3140,0 2292,1353">
            <text:p/>
          </draw:polygon>
          <draw:polygon draw:style-name="gr2" draw:layer="layout" svg:width="3.139cm" svg:height="1.352cm" svg:x="0cm" svg:y="0.234cm" svg:viewBox="0 0 3140 1353" draw:points="0,1353 848,0 3140,0 2292,1353">
            <text:p/>
          </draw:polygon>
          <draw:polygon draw:style-name="gr4" draw:layer="layout" svg:width="0.847cm" svg:height="1.766cm" svg:x="2.292cm" svg:y="0.234cm" svg:viewBox="0 0 848 1767" draw:points="0,1767 848,919 848,0 0,1352">
            <text:p/>
          </draw:polygon>
          <draw:polygon draw:style-name="gr2" draw:layer="layout" svg:width="0.847cm" svg:height="1.766cm" svg:x="2.292cm" svg:y="0.234cm" svg:viewBox="0 0 848 1767" draw:points="0,1767 848,919 848,0 0,1352">
            <text:p/>
          </draw:polygon>
          <draw:polygon draw:style-name="gr5" draw:layer="layout" svg:width="0.217cm" svg:height="0.162cm" svg:x="0.505cm" svg:y="0.793cm" svg:viewBox="0 0 218 163" draw:points="109,0 0,163 218,163 218,126 54,126 127,0">
            <text:p/>
          </draw:polygon>
          <draw:polygon draw:style-name="gr5" draw:layer="layout" svg:width="0.218cm" svg:height="0.162cm" svg:x="0.739cm" svg:y="0.793cm" svg:viewBox="0 0 219 163" draw:points="128,0 0,163 219,163 219,126 73,126 146,0">
            <text:p/>
          </draw:polygon>
          <draw:polygon draw:style-name="gr5" draw:layer="layout" svg:width="0.216cm" svg:height="0.162cm" svg:x="0.361cm" svg:y="1.027cm" svg:viewBox="0 0 217 163" draw:points="107,0 0,163 217,163 217,126 53,126 126,0">
            <text:p/>
          </draw:polygon>
          <draw:polygon draw:style-name="gr5" draw:layer="layout" svg:width="0.217cm" svg:height="0.162cm" svg:x="0.595cm" svg:y="1.027cm" svg:viewBox="0 0 218 163" draw:points="127,0 0,163 218,163 218,126 72,126 144,0">
            <text:p/>
          </draw:polygon>
          <draw:polygon draw:style-name="gr5" draw:layer="layout" svg:width="0.217cm" svg:height="0.162cm" svg:x="0.216cm" svg:y="1.243cm" svg:viewBox="0 0 218 163" draw:points="109,0 0,163 218,163 218,126 54,126 127,0">
            <text:p/>
          </draw:polygon>
          <draw:polygon draw:style-name="gr5" draw:layer="layout" svg:width="0.216cm" svg:height="0.162cm" svg:x="0.452cm" svg:y="1.243cm" svg:viewBox="0 0 217 163" draw:points="126,0 0,163 217,163 217,126 71,126 144,0">
            <text:p/>
          </draw:polygon>
          <draw:polygon draw:style-name="gr5" draw:layer="layout" svg:width="0.217cm" svg:height="0.162cm" svg:x="0.992cm" svg:y="0.793cm" svg:viewBox="0 0 218 163" draw:points="127,0 0,163 218,163 218,126 73,126 145,0">
            <text:p/>
          </draw:polygon>
          <draw:polygon draw:style-name="gr5" draw:layer="layout" svg:width="0.217cm" svg:height="0.162cm" svg:x="0.848cm" svg:y="1.027cm" svg:viewBox="0 0 218 163" draw:points="126,0 0,163 218,163 218,126 72,126 144,0">
            <text:p/>
          </draw:polygon>
          <draw:polygon draw:style-name="gr5" draw:layer="layout" svg:width="0.218cm" svg:height="0.162cm" svg:x="0.703cm" svg:y="1.243cm" svg:viewBox="0 0 219 163" draw:points="128,0 0,163 219,163 219,126 73,126 146,0">
            <text:p/>
          </draw:polygon>
          <draw:polygon draw:style-name="gr5" draw:layer="layout" svg:width="0.217cm" svg:height="0.162cm" svg:x="2.147cm" svg:y="0.342cm" svg:viewBox="0 0 218 163" draw:points="109,0 0,163 218,163 218,127 54,127 127,0">
            <text:p/>
          </draw:polygon>
          <draw:polygon draw:style-name="gr5" draw:layer="layout" svg:width="0.218cm" svg:height="0.162cm" svg:x="2.381cm" svg:y="0.342cm" svg:viewBox="0 0 219 163" draw:points="127,0 0,163 219,163 219,127 72,127 145,0">
            <text:p/>
          </draw:polygon>
          <draw:polygon draw:style-name="gr5" draw:layer="layout" svg:width="0.217cm" svg:height="0.162cm" svg:x="2.634cm" svg:y="0.342cm" svg:viewBox="0 0 218 163" draw:points="108,0 0,163 218,163 218,127 54,127 128,0">
            <text:p/>
          </draw:polygon>
          <draw:polygon draw:style-name="gr5" draw:layer="layout" svg:width="0.216cm" svg:height="0.161cm" svg:x="2.003cm" svg:y="0.577cm" svg:viewBox="0 0 217 162" draw:points="108,0 0,162 217,162 217,126 53,126 126,0">
            <text:p/>
          </draw:polygon>
          <draw:polygon draw:style-name="gr5" draw:layer="layout" svg:width="0.216cm" svg:height="0.161cm" svg:x="2.237cm" svg:y="0.577cm" svg:viewBox="0 0 217 162" draw:points="126,0 0,162 217,162 217,126 71,126 144,0">
            <text:p/>
          </draw:polygon>
          <draw:polygon draw:style-name="gr5" draw:layer="layout" svg:width="0.216cm" svg:height="0.161cm" svg:x="2.49cm" svg:y="0.577cm" svg:viewBox="0 0 217 162" draw:points="109,0 0,162 217,162 217,126 54,126 126,0">
            <text:p/>
          </draw:polygon>
          <draw:polygon draw:style-name="gr5" draw:layer="layout" svg:width="0.217cm" svg:height="0.162cm" svg:x="1.858cm" svg:y="0.793cm" svg:viewBox="0 0 218 163" draw:points="109,0 0,163 218,163 218,126 54,126 127,0">
            <text:p/>
          </draw:polygon>
          <draw:polygon draw:style-name="gr5" draw:layer="layout" svg:width="0.215cm" svg:height="0.162cm" svg:x="2.093cm" svg:y="0.793cm" svg:viewBox="0 0 216 163" draw:points="126,0 0,163 216,163 216,126 72,126 144,0">
            <text:p/>
          </draw:polygon>
          <draw:polygon draw:style-name="gr5" draw:layer="layout" svg:width="0.217cm" svg:height="0.162cm" svg:x="2.345cm" svg:y="0.793cm" svg:viewBox="0 0 218 163" draw:points="109,0 0,163 218,163 218,126 55,126 127,0">
            <text:p/>
          </draw:polygon>
          <draw:polygon draw:style-name="gr5" draw:layer="layout" svg:width="0.216cm" svg:height="0.162cm" svg:x="1.714cm" svg:y="1.027cm" svg:viewBox="0 0 217 163" draw:points="108,0 0,163 217,163 217,126 53,126 126,0">
            <text:p/>
          </draw:polygon>
          <draw:polygon draw:style-name="gr5" draw:layer="layout" svg:width="0.218cm" svg:height="0.162cm" svg:x="1.948cm" svg:y="1.027cm" svg:viewBox="0 0 219 163" draw:points="127,0 0,163 219,163 219,126 72,126 145,0">
            <text:p/>
          </draw:polygon>
          <draw:polygon draw:style-name="gr5" draw:layer="layout" svg:width="0.217cm" svg:height="0.162cm" svg:x="2.201cm" svg:y="1.027cm" svg:viewBox="0 0 218 163" draw:points="107,0 0,163 218,163 218,126 54,126 127,0">
            <text:p/>
          </draw:polygon>
          <draw:polygon draw:style-name="gr5" draw:layer="layout" svg:width="0.215cm" svg:height="0.162cm" svg:x="1.57cm" svg:y="1.243cm" svg:viewBox="0 0 216 163" draw:points="108,0 0,163 216,163 216,126 53,126 126,0">
            <text:p/>
          </draw:polygon>
          <draw:polygon draw:style-name="gr5" draw:layer="layout" svg:width="0.217cm" svg:height="0.162cm" svg:x="1.804cm" svg:y="1.243cm" svg:viewBox="0 0 218 163" draw:points="127,0 0,163 218,163 218,126 72,126 145,0">
            <text:p/>
          </draw:polygon>
          <draw:polygon draw:style-name="gr5" draw:layer="layout" svg:width="0.216cm" svg:height="0.162cm" svg:x="2.057cm" svg:y="1.243cm" svg:viewBox="0 0 217 163" draw:points="109,0 0,163 217,163 217,126 54,126 126,0">
            <text:p/>
          </draw:polygon>
          <draw:polygon draw:style-name="gr6" draw:layer="layout" svg:width="0.973cm" svg:height="0.415cm" svg:x="0.632cm" svg:y="0.306cm" svg:viewBox="0 0 974 416" draw:points="0,416 252,0 974,0 974,416">
            <text:p/>
          </draw:polygon>
          <draw:polygon draw:style-name="gr6" draw:layer="layout" svg:width="0.974cm" svg:height="0.413cm" svg:x="0.65cm" svg:y="0.325cm" svg:viewBox="0 0 975 414" draw:points="0,414 252,0 975,0 975,414">
            <text:p/>
          </draw:polygon>
          <draw:polygon draw:style-name="gr7" draw:layer="layout" svg:width="0.974cm" svg:height="0.413cm" svg:x="0.65cm" svg:y="0.325cm" svg:viewBox="0 0 975 414" draw:points="0,414 252,0 975,0 975,414">
            <text:p/>
          </draw:polygon>
          <draw:polygon draw:style-name="gr8" draw:layer="layout" svg:width="1.262cm" svg:height="1.207cm" svg:x="0.957cm" svg:y="0cm" svg:viewBox="0 0 1263 1208" draw:points="0,1208 197,829 559,378 901,0 1263,0 883,396 523,866 342,1208">
            <text:p/>
          </draw:polygon>
          <draw:polygon draw:style-name="gr2" draw:layer="layout" svg:width="1.262cm" svg:height="1.207cm" svg:x="0.957cm" svg:y="0cm" svg:viewBox="0 0 1263 1208" draw:points="0,1208 197,829 559,378 901,0 1263,0 883,396 523,866 342,1208">
            <text:p/>
          </draw:polygon>
          <draw:polygon draw:style-name="gr1" draw:layer="layout" svg:width="0.379cm" svg:height="0.289cm" svg:x="0.957cm" svg:y="1.207cm" svg:viewBox="0 0 380 290" draw:points="0,0 0,290 380,290 343,0">
            <text:p/>
          </draw:polygon>
          <draw:polygon draw:style-name="gr2" draw:layer="layout" svg:width="0.379cm" svg:height="0.289cm" svg:x="0.957cm" svg:y="1.207cm" svg:viewBox="0 0 380 290" draw:points="0,0 0,290 380,290 343,0">
            <text:p/>
          </draw:polygon>
          <draw:polygon draw:style-name="gr4" draw:layer="layout" svg:width="0.957cm" svg:height="1.495cm" svg:x="1.299cm" svg:y="0cm" svg:viewBox="0 0 958 1496" draw:points="921,0 958,287 705,594 686,504 342,918 342,1009 36,1496 0,1207 180,865 541,396">
            <text:p/>
          </draw:polygon>
          <draw:polygon draw:style-name="gr2" draw:layer="layout" svg:width="0.957cm" svg:height="1.495cm" svg:x="1.299cm" svg:y="0cm" svg:viewBox="0 0 958 1496" draw:points="921,0 958,287 705,594 686,504 342,918 342,1009 36,1496 0,1207 180,865 541,39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hone Feature</dc:title>
    <meta:creation-date>2011-02-07T16:39:05</meta:creation-date>
    <meta:editing-duration>P0D</meta:editing-duration>
    <meta:editing-cycles>1</meta:editing-cycles>
    <meta:document-statistic meta:object-count="40"/>
    <meta:generator>OpenOffice.org/3.3$Linux OpenOffice.org_project/330m20$Build-9567</meta:generator>
  </office:meta>
</office:document-meta>
</file>